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opacity="50%" draw:textarea-horizontal-align="justify" draw:textarea-vertical-align="middle" draw:auto-grow-height="false" draw:shadow-offset-x="0.203cm" draw:shadow-offset-y="0.203cm" draw:shadow-opacity="50%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opacity="50%" draw:textarea-horizontal-align="justify" draw:textarea-vertical-align="middle" draw:auto-grow-height="false" draw:shadow-opacity="50%"/>
    </style:style>
    <style:style style:name="gr4" style:family="graphic" style:parent-style-name="objectwithoutfill">
      <style:graphic-properties svg:stroke-width="0.051cm" draw:marker-start="Arrow" draw:marker-start-width="0.279cm" draw:marker-end-width="0.279cm" draw:fill="none" draw:textarea-vertical-align="middle" fo:padding-top="0.15cm" fo:padding-bottom="0.15cm" fo:padding-left="0.275cm" fo:padding-right="0.275cm" draw:shadow-offset-x="0.203cm" draw:shadow-offset-y="0.203cm"/>
    </style:style>
    <style:style style:name="gr5" style:family="graphic" style:parent-style-name="objectwithoutfill">
      <style:graphic-properties svg:stroke-width="0.051cm" draw:marker-start-width="0.279cm" draw:marker-end="Arrow" draw:marker-end-width="0.279cm" draw:fill="none" draw:textarea-vertical-align="middle" fo:padding-top="0.15cm" fo:padding-bottom="0.15cm" fo:padding-left="0.275cm" fo:padding-right="0.275cm" draw:shadow-offset-x="0.203cm" draw:shadow-offset-y="0.20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5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26pt" style:font-size-asian="26pt" style:font-size-complex="26pt"/>
    </style:style>
    <style:style style:name="T1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3.175cm" svg:height="2.667cm" draw:transform="rotate (-3.14159265358979) translate (4.783cm 5.245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2" draw:text-style-name="P1" xml:id="id2" draw:id="id2" draw:layer="layout" draw:type="line" svg:x1="3.197cm" svg:y1="5.245cm" svg:x2="3.183cm" svg:y2="10.139cm" draw:start-shape="id1" draw:start-glue-point="4" svg:d="m3197 5245-14 4894" svg:viewBox="0 0 15 4895">
          <text:p/>
        </draw:connector>
        <draw:connector draw:style-name="gr2" draw:text-style-name="P1" draw:layer="layout" draw:type="line" svg:x1="3.183cm" svg:y1="10.139cm" svg:x2="4.354cm" svg:y2="10.139cm" draw:start-shape="id2" draw:start-glue-point="3" svg:d="m3183 10139h1171" svg:viewBox="0 0 1172 1">
          <text:p/>
        </draw:connector>
        <draw:connector draw:style-name="gr2" draw:text-style-name="P1" draw:layer="layout" draw:type="line" svg:x1="3.183cm" svg:y1="10.139cm" svg:x2="2.012cm" svg:y2="10.139cm" draw:start-shape="id2" draw:start-glue-point="3" svg:d="m3183 10139h-1171" svg:viewBox="0 0 1172 1">
          <text:p/>
        </draw:connector>
        <draw:custom-shape draw:style-name="gr3" draw:text-style-name="P1" xml:id="id3" draw:id="id3" draw:layer="layout" svg:width="3.175cm" svg:height="2.667cm" draw:transform="rotate (-3.14159265358979) translate (27.262cm 5.304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2" draw:text-style-name="P1" xml:id="id4" draw:id="id4" draw:layer="layout" draw:type="line" svg:x1="25.676cm" svg:y1="5.304cm" svg:x2="25.662cm" svg:y2="10.198cm" draw:start-shape="id3" draw:start-glue-point="4" svg:d="m25676 5304-14 4894" svg:viewBox="0 0 15 4895">
          <text:p/>
        </draw:connector>
        <draw:connector draw:style-name="gr2" draw:text-style-name="P1" draw:layer="layout" draw:type="line" svg:x1="25.662cm" svg:y1="10.198cm" svg:x2="26.833cm" svg:y2="10.198cm" draw:start-shape="id4" draw:start-glue-point="3" svg:d="m25662 10198h1171" svg:viewBox="0 0 1172 1">
          <text:p/>
        </draw:connector>
        <draw:connector draw:style-name="gr2" draw:text-style-name="P1" draw:layer="layout" draw:type="line" svg:x1="25.662cm" svg:y1="10.198cm" svg:x2="24.491cm" svg:y2="10.198cm" draw:start-shape="id4" draw:start-glue-point="3" svg:d="m25662 10198h-1171" svg:viewBox="0 0 1172 1">
          <text:p/>
        </draw:connector>
        <draw:line draw:style-name="gr4" draw:text-style-name="P1" draw:layer="layout" svg:x1="5.418cm" svg:y1="9.69cm" svg:x2="13.546cm" svg:y2="9.69cm">
          <text:p/>
        </draw:line>
        <draw:line draw:style-name="gr5" draw:text-style-name="P1" draw:layer="layout" svg:x1="15.705cm" svg:y1="9.69cm" svg:x2="23.833cm" svg:y2="9.69cm">
          <text:p/>
        </draw:line>
        <draw:frame draw:style-name="gr6" draw:layer="layout" svg:width="0.853cm" svg:height="0.962cm" svg:x="14.238cm" svg:y="9.363cm">
          <draw:text-box>
            <text:p>d</text:p>
          </draw:text-box>
        </draw:frame>
        <draw:frame draw:style-name="gr7" draw:layer="layout" svg:width="1.37cm" svg:height="1.276cm" svg:x="1.14cm" svg:y="1.108cm">
          <draw:text-box>
            <text:p><text:span text:style-name="T1">Pt</text:span></text:p>
          </draw:text-box>
        </draw:frame>
        <draw:frame draw:style-name="gr7" draw:layer="layout" svg:width="1.421cm" svg:height="1.276cm" svg:x="26.667cm" svg:y="1.108cm">
          <draw:text-box>
            <text:p><text:span text:style-name="T1">Pr</text:span></text:p>
          </draw:text-box>
        </draw:frame>
        <draw:line draw:style-name="gr2" draw:text-style-name="P1" draw:layer="layout" svg:x1="5.926cm" svg:y1="2.832cm" svg:x2="12.276cm" svg:y2="2.832cm">
          <text:p/>
        </draw:line>
        <draw:line draw:style-name="gr2" draw:text-style-name="P1" draw:layer="layout" svg:x1="10.371cm" svg:y1="4.229cm" svg:x2="12.276cm" svg:y2="2.832cm">
          <text:p/>
        </draw:line>
        <draw:line draw:style-name="gr2" draw:text-style-name="P1" draw:layer="layout" svg:x1="23.452cm" svg:y1="4.229cm" svg:x2="10.498cm" svg:y2="4.229cm">
          <text:p/>
        </draw:line>
        <draw:frame draw:style-name="gr6" draw:text-style-name="P2" draw:layer="layout" svg:width="1.014cm" svg:height="1.276cm" svg:x="14.562cm" svg:y="2.705cm">
          <draw:text-box>
            <text:p text:style-name="P2"><text:span text:style-name="T1">L</text:span></text:p>
          </draw:text-box>
        </draw:frame>
        <draw:frame draw:style-name="gr6" draw:layer="layout" svg:width="2.513cm" svg:height="0.962cm" svg:x="1cm" svg:y="10.506cm">
          <draw:text-box>
            <text:p>Emitter</text:p>
          </draw:text-box>
        </draw:frame>
        <draw:frame draw:style-name="gr6" draw:layer="layout" svg:width="3cm" svg:height="0.962cm" svg:x="25.666cm" svg:y="10.579cm">
          <draw:text-box>
            <text:p>Receiver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9.693cm" fo:page-height="12.92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alense </meta:initial-creator>
    <meta:creation-date>2013-11-26T13:51:32</meta:creation-date>
    <dc:date>2013-11-26T14:07:41</dc:date>
    <dc:creator>falense </dc:creator>
    <meta:editing-duration>PT2M50S</meta:editing-duration>
    <meta:editing-cycles>2</meta:editing-cycles>
    <meta:generator>LibreOffice/4.0.2.2$Linux_X86_64 LibreOffice_project/400m0$Build-2</meta:generator>
    <meta:document-statistic meta:object-count="19"/>
  </office:meta>
</office:document-meta>
</file>